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2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1.127cm" svg:y="6.207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651cm" svg:x="5.437cm" svg:y="3.70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9.766cm" svg:y="2.46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14.208cm" svg:y="4.81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51cm" svg:height="1.651cm" svg:x="4.048cm" svg:y="10.725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778cm" svg:y1="7.033cm" svg:x2="5.437cm" svg:y2="4.533cm" draw:start-shape="id1" draw:start-glue-point="10" draw:end-shape="id2" draw:end-glue-point="6" svg:d="M2778 7033h1329v-2500h1330" svg:viewBox="0 0 2660 2501">
          <text:p text:style-name="P1">T</text:p>
        </draw:connector>
        <draw:connector draw:style-name="gr2" draw:text-style-name="P2" draw:layer="layout" svg:x1="7.088cm" svg:y1="4.532cm" svg:x2="9.766cm" svg:y2="3.287cm" draw:start-shape="id2" draw:end-shape="id3" svg:d="M7088 4532h1339v-1245h1339" svg:viewBox="0 0 2679 1246">
          <text:p text:style-name="P2">G+ A.f.</text:p>
        </draw:connector>
        <draw:connector draw:style-name="gr2" draw:text-style-name="P1" draw:layer="layout" svg:x1="11.417cm" svg:y1="3.288cm" svg:x2="14.449cm" svg:y2="5.051cm" draw:start-shape="id3" draw:start-glue-point="10" draw:end-shape="id4" draw:end-glue-point="5" svg:d="M11417 3288h1395v1763h1637" svg:viewBox="0 0 3033 1764">
          <text:p text:style-name="P1">G+D.f.</text:p>
        </draw:connector>
        <draw:connector draw:style-name="gr2" draw:text-style-name="P1" draw:layer="layout" svg:x1="15.034cm" svg:y1="6.461cm" svg:x2="5.458cm" svg:y2="10.966cm" draw:start-shape="id4" draw:start-glue-point="8" draw:end-shape="id5" draw:end-glue-point="11" svg:d="M15034 6461v2132h-9576v2373" svg:viewBox="0 0 9577 4506">
          <text:p text:style-name="P1">n.G.</text:p>
        </draw:connector>
        <draw:connector draw:style-name="gr2" draw:text-style-name="P1" draw:layer="layout" draw:line-skew="-2.038cm 2.293cm" svg:x1="15.034cm" svg:y1="4.81cm" svg:x2="15.859cm" svg:y2="5.636cm" draw:start-shape="id4" draw:start-glue-point="4" draw:end-shape="id4" draw:end-glue-point="10" svg:d="M15034 4810v-2540h3619v3366h-2794" svg:viewBox="0 0 3620 3367">
          <text:p text:style-name="P1">G</text:p>
        </draw:connector>
        <draw:connector draw:style-name="gr2" draw:text-style-name="P1" draw:layer="layout" svg:x1="4.048cm" svg:y1="11.551cm" svg:x2="1.368cm" svg:y2="7.617cm" draw:start-shape="id5" draw:start-glue-point="6" draw:end-shape="id1" draw:end-glue-point="7" svg:d="M4048 11551h-2680v-3934" svg:viewBox="0 0 2681 3935">
          <text:p text:style-name="P1">n.G</text:p>
        </draw:connector>
        <draw:connector draw:style-name="gr2" draw:text-style-name="P1" draw:layer="layout" draw:line-skew="-0.808cm" svg:x1="5.678cm" svg:y1="3.948cm" svg:x2="6.847cm" svg:y2="3.948cm" draw:start-shape="id2" draw:start-glue-point="5" draw:end-shape="id2" draw:end-glue-point="11" svg:d="M5678 3948v-1551h1169v1551" svg:viewBox="0 0 1170 1552">
          <text:p text:style-name="P1">G</text:p>
        </draw:connector>
        <draw:connector draw:style-name="gr2" draw:text-style-name="P1" draw:layer="layout" draw:line-skew="-0.833cm" svg:x1="10.007cm" svg:y1="2.703cm" svg:x2="11.176cm" svg:y2="2.703cm" draw:start-shape="id3" draw:start-glue-point="5" draw:end-shape="id3" draw:end-glue-point="11" svg:d="M10007 2703v-1576h1169v1576" svg:viewBox="0 0 1170 1577">
          <text:p text:style-name="P1">G</text:p>
        </draw:connector>
        <draw:connector draw:style-name="gr2" draw:text-style-name="P1" draw:layer="layout" draw:line-skew="0.769cm" svg:x1="5.458cm" svg:y1="12.135cm" svg:x2="4.289cm" svg:y2="12.135cm" draw:start-shape="id5" draw:start-glue-point="9" draw:end-shape="id5" draw:end-glue-point="7" svg:d="M5458 12135v1511h-1169v-1511" svg:viewBox="0 0 1170 1512">
          <text:p text:style-name="P1">G</text:p>
        </draw:connector>
        <draw:connector draw:style-name="gr2" draw:text-style-name="P1" draw:layer="layout" draw:line-skew="-0.825cm" svg:x1="4.874cm" svg:y1="10.725cm" svg:x2="2.537cm" svg:y2="7.617cm" draw:start-shape="id5" draw:start-glue-point="4" draw:end-shape="id1" draw:end-glue-point="9" svg:d="M4874 10725v-2259h-2337v-849" svg:viewBox="0 0 2338 3109">
          <text:p text:style-name="P1">G+R.f</text:p>
        </draw:connector>
        <draw:connector draw:style-name="gr2" draw:text-style-name="P1" draw:layer="layout" draw:line-skew="0.664cm" svg:x1="6.847cm" svg:y1="5.117cm" svg:x2="5.458cm" svg:y2="10.966cm" draw:start-shape="id2" draw:start-glue-point="9" draw:end-shape="id5" draw:end-glue-point="11" svg:d="M6847 5117v3588h-1389v2261" svg:viewBox="0 0 1390 5850">
          <text:p text:style-name="P1">n.G</text:p>
        </draw:connector>
        <draw:connector draw:style-name="gr2" draw:text-style-name="P1" draw:layer="layout" svg:x1="10.592cm" svg:y1="4.113cm" svg:x2="5.458cm" svg:y2="10.966cm" draw:start-shape="id3" draw:start-glue-point="8" draw:end-shape="id5" draw:end-glue-point="11" svg:d="M10592 4113v3306h-5134v3547" svg:viewBox="0 0 5135 6854">
          <text:p text:style-name="P1">n.G</text:p>
        </draw:connector>
        <draw:connector draw:style-name="gr2" draw:text-style-name="P1" draw:layer="layout" draw:line-skew="-1.657cm" svg:x1="1.368cm" svg:y1="6.448cm" svg:x2="2.537cm" svg:y2="6.448cm" draw:start-shape="id1" draw:start-glue-point="5" draw:end-shape="id1" draw:end-glue-point="11" svg:d="M1368 6448v-2400h1169v2400" svg:viewBox="0 0 1170 2401">
          <text:p text:style-name="P1">n.G+n.T</text:p>
        </draw:connector>
        <draw:custom-shape draw:style-name="gr1" draw:text-style-name="P1" xml:id="id6" draw:id="id6" draw:layer="layout" svg:width="1.651cm" svg:height="1.651cm" svg:x="11.648cm" svg:y="11.425cm">
          <text:p text:style-name="P1">R.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651cm" svg:height="1.651cm" svg:x="15.148cm" svg:y="11.425cm">
          <text:p text:style-name="P1">R.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299cm" svg:y1="12.251cm" svg:x2="15.148cm" svg:y2="12.251cm" draw:start-shape="id6" draw:start-glue-point="10" draw:end-shape="id7" draw:end-glue-point="6" svg:d="M13299 12251h1849" svg:viewBox="0 0 1850 1">
          <text:p/>
        </draw:connector>
        <draw:custom-shape draw:style-name="gr4" draw:text-style-name="P1" draw:layer="layout" svg:width="2.667cm" svg:height="1.397cm" svg:x="8.831cm" svg:y="10.209cm">
          <text:p text:style-name="P1">Start R</text:p>
          <draw:enhanced-geometry svg:viewBox="0 0 21600 21600" draw:text-areas="800 800 20800 20800" draw:type="round-rectangular-callout" draw:modifiers="24214.9925037481 32662.660944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0.16cm" svg:height="3.937cm" svg:x="8.239cm" svg:y="9.76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4.21cm" svg:height="0.962cm" svg:x="13.573cm" svg:y="10.071cm">
          <draw:text-box>
            <text:p>für A, D, S, 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03:53:08.794610594</meta:creation-date>
    <dc:date>2016-05-01T04:21:53.309433822</dc:date>
    <meta:editing-duration>PT12M51S</meta:editing-duration>
    <meta:editing-cycles>8</meta:editing-cycles>
    <meta:generator>LibreOffice/4.2.8.2$Linux_X86_64 LibreOffice_project/420m0$Build-2</meta:generator>
    <meta:document-statistic meta:object-count="24"/>
  </office:meta>
</office:document-meta>
</file>